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Inkpen2" svg:font-family="Inkpen2" style:font-family-generic="roman" style:font-pitch="variable" style:font-charset="x-symbol"/>
    <style:font-face style:name="Tahoma1" svg:font-family="Tahoma"/>
    <style:font-face style:name="Inkpen2 Chords" svg:font-family="'Inkpen2 Chords'" style:font-pitch="variable"/>
    <style:font-face style:name="Inkpen2 Script" svg:font-family="'Inkpen2 Script'" style:font-pitch="variable"/>
    <style:font-face style:name="Inkpen2 Text" svg:font-family="'Inkpen2 Tex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Inkpen2 Scri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font-name="Inkpen2"/>
    </style:style>
    <style:style style:name="T2" style:family="text">
      <style:text-properties style:font-name="Inkpen2 Chords"/>
    </style:style>
    <style:style style:name="T3" style:family="text">
      <style:text-properties style:font-name="Inkpen2 Text"/>
    </style:style>
    <style:style style:name="T4" style:family="text">
      <style:text-properties style:font-name="Inkpen2 Script"/>
    </style:style>
    <style:style style:name="T5" style:family="text">
      <style:text-properties style:font-name="Inkpen2 Script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uberer Gesang <text:span text:style-name="T6">SCREAAAAM </text:span><text:span text:style-name="T5">Verführerisch-Düster</text:span></text:p>
      <text:p text:style-name="Standard">You are full of Innocence<text:tab/><text:tab/><text:tab/><text:tab/><text:tab/><text:tab/>cleane Melodie</text:p>
      <text:p text:style-name="Standard">when I watch you sleep at night</text:p>
      <text:p text:style-name="Standard">but in your soul though there is no light</text:p>
      <text:p text:style-name="Standard"/>
      <text:p text:style-name="Standard"><text:span text:style-name="T6">UNSCHULD</text:span><text:tab/><text:tab/><text:tab/><text:tab/><text:tab/><text:tab/><text:tab/><text:tab/>Bridge währenddessen? <text:line-break/><text:span text:style-name="T6">UNSCHULD</text:span></text:p>
      <text:p text:style-name="Standard"/>
      <text:p text:style-name="Standard">Du bist ein süßes braves Mädchen, <text:span text:style-name="T4">aber unschuldig bist du nicht!</text:span></text:p>
      <text:p text:style-name="Standard">Wenn du nachts einschlafen willst, <text:span text:style-name="T6">brauchst du Licht</text:span></text:p>
      <text:p text:style-name="Standard">Du hast nie jemand außer deiner Mutter vertraut </text:p>
      <text:p text:style-name="P1">und doch hast du ihr heimlich die Keksdose geklaut! </text:p>
      <text:p text:style-name="Standard"/>
      <text:p text:style-name="Standard"><text:span text:style-name="T6">UNSCHULD</text:span><text:tab/><text:tab/><text:tab/><text:tab/><text:tab/><text:tab/><text:tab/><text:tab/>Bridge währenddessen? <text:line-break/><text:span text:style-name="T6">UNSCHULD</text:span></text:p>
      <text:p text:style-name="Standard"/>
      <text:p text:style-name="Standard">Du bist nur ein ganz normales Mädchen, <text:span text:style-name="T4">aber unschuldig bist du nicht!</text:span></text:p>
      <text:p text:style-name="Standard">wenn du dir ein Kekschen nimmst, versteckst du dein Gesicht</text:p>
      <text:p text:style-name="Standard">Du hast Angst, dass dich jemand dabei sieht</text:p>
      <text:p text:style-name="Standard">dass jemand erkennt, <text:span text:style-name="T4">was wirklich in dir geschieht...</text:span></text:p>
      <text:p text:style-name="Standard"/>
      <text:p text:style-name="Standard">Unschuld ist die Illusion<text:tab/><text:tab/><text:tab/><text:tab/><text:tab/><text:tab/>Refrain, mit anschließendem BD</text:p>
      <text:p text:style-name="Standard">die in unsren Herzen wohnt</text:p>
      <text:p text:style-name="P2">Ich kenn sie schon lang nicht mehr</text:p>
      <text:p text:style-name="P2">darum sitz ich auf dem Thron</text:p>
      <text:p text:style-name="Standard">Unschuld ist die Illusion</text:p>
      <text:p text:style-name="Standard">die in unsren Herzen wohnt</text:p>
      <text:p text:style-name="Standard"><text:span text:style-name="T6">Ich hab sie schon lang vergessen</text:span> – <text:span text:style-name="T4">und das hat sich gelohnt...</text:span></text:p>
      <text:p text:style-name="Standard"/>
      <text:p text:style-name="Standard">Du bist nur ein ganz normales Mädchen, aber Furchtlos bist du nicht</text:p>
      <text:p text:style-name="Standard">Sogar Angst vor dir selbst wurde dir zur Pflicht</text:p>
      <text:p text:style-name="P2">Die Erkenntnis deiner sogenannten Sünde trennt dich von dem Kind</text:p>
      <text:p text:style-name="P1">Dabei hast du nur nie zugegeben, wie lecker Kekse sind</text:p>
      <text:p text:style-name="Standard"/>
      <text:p text:style-name="Standard">Refrain</text:p>
      <text:p text:style-name="Standard">Breakdown</text:p>
      <text:p text:style-name="Standard"/>
      <text:p text:style-name="Standard"><text:span text:style-name="T6">Ein Keks, ein Fick, die Weltherrschaft</text:span><text:tab/><text:tab/><text:tab/><text:tab/>Breakdown</text:p>
      <text:p text:style-name="Standard">das ist, was uns zu Menschen macht</text:p>
      <text:p text:style-name="P2">Du brauchst das nicht, du willst das nicht?</text:p>
      <text:p text:style-name="P1">Du bist so rein, ich will dich nicht.</text:p>
      <text:p text:style-name="Standard">Unschuldig ist nur ein Tier</text:p>
      <text:p text:style-name="P2">es weiß nicht dass es böses tut</text:p>
      <text:p text:style-name="P1">All deine Angst, los gib sie mir</text:p>
      <text:p text:style-name="Standard">und du wirst sehen, <text:span text:style-name="T4">es tut GUT</text:span></text:p>
      <text:p text:style-name="Standard"/>
      <text:p text:style-name="Standard"><text:tab/><text:tab/><text:tab/><text:tab/><text:tab/><text:tab/></text:p>
      <text:p text:style-name="Standard"/>
      <text:p text:style-name="Standard">I am full of Innocence <text:tab/><text:tab/><text:tab/><text:tab/><text:tab/><text:tab/>cleane Melodie</text:p>
      <text:p text:style-name="Standard">because I finally found out </text:p>
      <text:p text:style-name="Standard">being human is not evil</text:p>
      <text:p text:style-name="Standard">this is all what sin is ab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nkpen2" svg:font-family="Inkpen2" style:font-family-generic="roman" style:font-pitch="variable" style:font-charset="x-symbol"/>
    <style:font-face style:name="Tahoma1" svg:font-family="Tahoma"/>
    <style:font-face style:name="Inkpen2 Chords" svg:font-family="'Inkpen2 Chords'" style:font-pitch="variable"/>
    <style:font-face style:name="Inkpen2 Script" svg:font-family="'Inkpen2 Script'" style:font-pitch="variable"/>
    <style:font-face style:name="Inkpen2 Text" svg:font-family="'Inkpen2 Tex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9M53S</meta:editing-duration>
    <meta:editing-cycles>7</meta:editing-cycles>
    <meta:generator>OpenOffice.org/3.3$Win32 OpenOffice.org_project/330m20$Build-9567</meta:generator>
    <dc:date>2013-06-03T17:49:23</dc:date>
    <meta:document-statistic meta:table-count="0" meta:image-count="0" meta:object-count="0" meta:page-count="1" meta:paragraph-count="40" meta:word-count="279" meta:character-count="1622"/>
    <meta:user-defined meta:name="Info 1"/>
    <meta:user-defined meta:name="Info 2"/>
    <meta:user-defined meta:name="Info 3"/>
    <meta:user-defined meta:name="Info 4"/>
  </office:meta>
</office:document-meta>
</file>